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ubik" svg:font-family="rubik, helvetica, arial, sans-serif"/>
    <style:font-face style:name="var theme-page-headings-font" svg:font-family="'var theme-page-headings-font', rubik,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e1205" officeooo:paragraph-rsid="001e1205"/>
    </style:style>
    <style:style style:name="P2" style:family="paragraph" style:parent-style-name="Standard">
      <style:paragraph-properties fo:text-align="justify" style:justify-single-word="false"/>
      <style:text-properties fo:language="en" fo:country="US" officeooo:rsid="001f3475" officeooo:paragraph-rsid="001f3475"/>
    </style:style>
    <style:style style:name="P3" style:family="paragraph" style:parent-style-name="Standard">
      <style:paragraph-properties fo:text-align="justify" style:justify-single-word="false"/>
      <style:text-properties fo:language="en" fo:country="US" officeooo:rsid="0020a0b6" officeooo:paragraph-rsid="0020a0b6"/>
    </style:style>
    <style:style style:name="P4" style:family="paragraph" style:parent-style-name="Standard">
      <style:paragraph-properties fo:text-align="justify" style:justify-single-word="false"/>
      <style:text-properties fo:language="en" fo:country="US" officeooo:rsid="00211961" officeooo:paragraph-rsid="00211961"/>
    </style:style>
    <style:style style:name="T1" style:family="text">
      <style:text-properties officeooo:rsid="0020a0b6"/>
    </style:style>
    <style:style style:name="T2" style:family="text">
      <style:text-properties officeooo:rsid="00211961"/>
    </style:style>
    <style:style style:name="T3" style:family="text">
      <style:text-properties officeooo:rsid="00225e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s</text:p>
      <text:p text:style-name="P2">Hello, my name is Andrew and today I am going to tell you about networks. Firstly I will tell definition on networks and their role in modern IT. Then I will speak about <text:span text:style-name="T2">classification of networks and principles of such classification</text:span><text:span text:style-name="T1">. A</text:span>t the end I will give brief mention to current advances in network technology.</text:p>
      <text:p text:style-name="P2"/>
      <text:p text:style-name="P2">Network <text:span text:style-name="T1">is an interconnection of a group of electronic devices. Networks may be classified by what is called the network layer at which they operate according to basic reference models considered as standards in the industry such as the four-layer Internet Protocol Suite model. While the seven-layer Open Systems Interconnection (OSI) reference model is better known in academia, the majority of networks use the Internet Protocol Suite (IP) as their network model. Today networks have wide variety of applications ranging from computing clusters to local networks.</text:span></text:p>
      <text:p text:style-name="P2"/>
      <text:p text:style-name="P3">There are five main methods used to classify networks. </text:p>
      <text:p text:style-name="P3">First is by scale. This classification divides networks to Personal area network (PAN), Local Area Network (LAN), Campus Area Network (CAN), Metropolitan area network (MAN), or Wide area network (WAN). As Ethernet increasingly is the standard interface to networks, these distinctions are more important to the network administrator than the end user. Network administrators may have to tune the network, based on delay that derives from distance, to achieve the desired Quality of Service (QoS). The primary difference in the networks is the size. </text:p>
      <text:p text:style-name="P3">Second method of classification is classification by connection method. These include Optical fiber, Ethernet, Wireless LAN, HomePNA, or Power line communication. Wireless LAN technology is built to connect devices without wiring. These devices use a radio frequency to connect.</text:p>
      <text:p text:style-name="P3">Third method of classification is classification by functional relationship. Computer networks may be classified according to the functional relationships which exist between the elements of the network, e.g., Active Networking, Client-server and Peer-to-peer (workgroup) architectures.</text:p>
      <text:p text:style-name="P4">Fourth method is classification by network topology. Examples of such classification are Bus network, Star network, Ring network, Mesh network, Star-bus network, Tree or Hierarchical topology network, etc. Network Topology signifies the way in which intelligent devices in the network see their logical relations to one another. The use of the term "logical" here is significant. </text:p>
      <text:p text:style-name="P4">And fifth classification is classification by protocol, according to the communications protocol that is being used on the network. </text:p>
      <text:p text:style-name="P4"/>
      <text:p text:style-name="P4">Tod<text:span text:style-name="T3">ay networks are slowly transitioning from cable based systems to wireless format. 4G network is in use and active implementation of 5G with development of 6G is happening as we speak. Another important development is organization of planet scale satellite internet by Ilon Musk and several other companies. This will allow internet connection practically everywhere on the globe. Other things include further increase in speed, size and security of networks as a who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ubik" svg:font-family="rubik, helvetica, arial, sans-serif"/>
    <style:font-face style:name="var theme-page-headings-font" svg:font-family="'var theme-page-headings-font', rubik,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6:02:19.850000000</meta:creation-date>
    <dc:date>2022-03-13T21:02:39.800000000</dc:date>
    <meta:editing-duration>PT8M33S</meta:editing-duration>
    <meta:editing-cycles>1</meta:editing-cycles>
    <meta:document-statistic meta:table-count="0" meta:image-count="0" meta:object-count="0" meta:page-count="1" meta:paragraph-count="10" meta:word-count="457" meta:character-count="3041" meta:non-whitespace-character-count="2590"/>
    <meta:generator>LibreOffice/7.1.3.2$Windows_X86_64 LibreOffice_project/47f78053abe362b9384784d31a6e56f8511eb1c1</meta:generator>
  </office:meta>
</office:document-meta>
</file>